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0.556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table:number-columns-repeated="2"/>
          <table:table-cell office:value-type="float" office:value="1.1">
            <text:p>1.1</text:p>
          </table:table-cell>
          <table:table-cell office:value-type="string">
            <text:p>1.2.a</text:p>
          </table:table-cell>
          <table:table-cell office:value-type="string">
            <text:p>1.2.b</text:p>
          </table:table-cell>
          <table:table-cell office:value-type="float" office:value="2.1">
            <text:p>2.1</text:p>
          </table:table-cell>
          <table:table-cell office:value-type="float" office:value="2.2">
            <text:p>2.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Bekkai</text:p>
          </table:table-cell>
          <table:table-cell office:value-type="string">
            <text:p>Soukain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enbrik</text:p>
          </table:table-cell>
          <table:table-cell office:value-type="string">
            <text:p>Othmane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oudjaj</text:p>
          </table:table-cell>
          <table:table-cell office:value-type="string">
            <text:p>Jamal</text:p>
          </table:table-cell>
          <table:table-cell table:number-columns-repeated="4" office:value-type="float" office:value="4">
            <text:p>4</text:p>
          </table:table-cell>
          <table:table-cell/>
          <table:table-cell table:number-columns-repeated="2" office:value-type="float" office:value="2">
            <text:p>2</text:p>
          </table:table-cell>
        </table:table-row>
        <table:table-row table:style-name="ro1">
          <table:table-cell table:style-name="ce1" office:value-type="string">
            <text:p>Bourgeois</text:p>
          </table:table-cell>
          <table:table-cell office:value-type="string">
            <text:p>Geoffroy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Bun</text:p>
          </table:table-cell>
          <table:table-cell office:value-type="string">
            <text:p>Sabrina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string">
            <text:p>Calesse</text:p>
          </table:table-cell>
          <table:table-cell office:value-type="string">
            <text:p>Damien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Callaert</text:p>
          </table:table-cell>
          <table:table-cell office:value-type="string">
            <text:p>Anthony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1" office:value-type="string">
            <text:p>Capolino</text:p>
          </table:table-cell>
          <table:table-cell office:value-type="string">
            <text:p>Maxim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table:style-name="ce1" office:value-type="string">
            <text:p>Delhermet</text:p>
          </table:table-cell>
          <table:table-cell office:value-type="string">
            <text:p>Rémi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Deruywe</text:p>
          </table:table-cell>
          <table:table-cell office:value-type="string">
            <text:p>Nicolas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Douchet</text:p>
          </table:table-cell>
          <table:table-cell office:value-type="string">
            <text:p>Guillaum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Dubus</text:p>
          </table:table-cell>
          <table:table-cell office:value-type="string">
            <text:p>Guillaume</text:p>
          </table:table-cell>
          <table:table-cell table:number-columns-repeated="4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table:style-name="ce1" office:value-type="string">
            <text:p>Duthoit</text:p>
          </table:table-cell>
          <table:table-cell office:value-type="string">
            <text:p>Marc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>
            <text:p>Engelaere</text:p>
          </table:table-cell>
          <table:table-cell office:value-type="string">
            <text:p>Antoine</text:p>
          </table:table-cell>
          <table:table-cell table:number-columns-repeated="4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>
            <text:p>Gallos</text:p>
          </table:table-cell>
          <table:table-cell office:value-type="string">
            <text:p>liso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>
            <text:p>Gbaguidi</text:p>
          </table:table-cell>
          <table:table-cell office:value-type="string">
            <text:p>Fréjus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style-name="ce1" office:value-type="string">
            <text:p>Guergar <text:span text:style-name="T1">Kamel</text:span></text:p>
          </table:table-cell>
          <table:table-cell table:style-name="ce2" office:value-type="string">
            <text:p>Eddine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1" office:value-type="string">
            <text:p>Hancquart</text:p>
          </table:table-cell>
          <table:table-cell office:value-type="string">
            <text:p>Louis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Hondeghem</text:p>
          </table:table-cell>
          <table:table-cell office:value-type="string">
            <text:p>Nicolas</text:p>
          </table:table-cell>
          <table:table-cell table:number-columns-repeated="5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table:style-name="ce1" office:value-type="string">
            <text:p>Larget</text:p>
          </table:table-cell>
          <table:table-cell office:value-type="string">
            <text:p>Henri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Marrecau</text:p>
          </table:table-cell>
          <table:table-cell office:value-type="string">
            <text:p>Quentin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Motuelle</text:p>
          </table:table-cell>
          <table:table-cell office:value-type="string">
            <text:p>Romain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table:style-name="ce1" office:value-type="string">
            <text:p>Nininahazwe</text:p>
          </table:table-cell>
          <table:table-cell office:value-type="string">
            <text:p>Jeannette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1" office:value-type="string">
            <text:p>Qian</text:p>
          </table:table-cell>
          <table:table-cell office:value-type="string">
            <text:p>Sichen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Romano</text:p>
          </table:table-cell>
          <table:table-cell office:value-type="string">
            <text:p>Cyril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number-columns-repeated="2" office:value-type="float" office:value="2">
            <text:p>2</text:p>
          </table:table-cell>
        </table:table-row>
        <table:table-row table:style-name="ro1">
          <table:table-cell table:style-name="ce1" office:value-type="string">
            <text:p>Schannes</text:p>
          </table:table-cell>
          <table:table-cell office:value-type="string">
            <text:p>Jean-Baptist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ulet</text:p>
          </table:table-cell>
          <table:table-cell office:value-type="string">
            <text:p>Cyrille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Van <text:span text:style-name="T2">Lierde</text:span></text:p>
          </table:table-cell>
          <table:table-cell table:style-name="ce2" office:value-type="string">
            <text:p>Jordan</text:p>
          </table:table-cell>
          <table:table-cell table:number-columns-repeated="7"/>
        </table:table-row>
        <table:table-row table:style-name="ro1">
          <table:table-cell table:style-name="ce1" office:value-type="string">
            <text:p>Vidal</text:p>
          </table:table-cell>
          <table:table-cell office:value-type="string">
            <text:p>Vincent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number-columns-repeated="2" office:value-type="float" office:value="3">
            <text:p>3</text:p>
          </table:table-cell>
        </table:table-row>
        <table:table-row table:style-name="ro1">
          <table:table-cell table:style-name="ce1" office:value-type="string">
            <text:p>Vince</text:p>
          </table:table-cell>
          <table:table-cell office:value-type="string">
            <text:p>Maxim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table:style-name="ce1" office:value-type="string">
            <text:p>Zairi</text:p>
          </table:table-cell>
          <table:table-cell office:value-type="string">
            <text:p>Foua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 table:number-rows-repeated="104854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28T11:39:58</dc:date>
    <meta:generator>LibreOffice/3.5$Linux_X86_64 LibreOffice_project/350m1$Build-2</meta:generator>
    <meta:editing-duration>PT18H16M1S</meta:editing-duration>
    <meta:editing-cycles>124</meta:editing-cycles>
    <meta:document-statistic meta:table-count="1" meta:cell-count="254" meta:object-count="0"/>
  </office:meta>
</office:document-meta>
</file>